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c7ee2c" officeooo:paragraph-rsid="05c7ee2c"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ea8c65"/>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5ef3d3b"/>
    </style:style>
    <style:style style:name="P31"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P34"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35"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3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4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43"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44"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45"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46"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rsid="0604e74e" officeooo:paragraph-rsid="0619f0bb"/>
    </style:style>
    <style:style style:name="P49"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5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5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21927c" officeooo:paragraph-rsid="06268409" fo:background-color="#fffffe" style:font-size-asian="12pt" style:font-size-complex="12pt"/>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813fb"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84d6d"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61900cb"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619f0bb"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language="en" fo:country="GB" fo:font-style="normal" fo:font-weight="normal" officeooo:rsid="061a260d"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7" style:family="text">
      <style:text-properties fo:font-variant="normal" fo:text-transform="none" fo:color="#000000"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9"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0" style:family="text">
      <style:text-properties fo:font-variant="normal" fo:text-transform="none" fo:color="#000000" style:text-position="super 58%"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1"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72"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73"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74" style:family="text">
      <style:text-properties fo:color="#000000" style:font-name="Liberation Serif" fo:font-size="12pt" fo:language="en" fo:country="GB" fo:font-weight="normal" fo:background-color="#fffffe" loext:char-shading-value="0" style:font-size-asian="12pt" style:font-size-complex="12pt"/>
    </style:style>
    <style:style style:name="T75"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76"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77"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78"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79"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80"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81"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82"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83"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84"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85"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86"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87"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88" style:family="text">
      <style:text-properties fo:color="#000000" style:font-name="Liberation Serif" fo:font-size="12pt" fo:language="en" fo:country="GB" fo:background-color="#fffffe" loext:char-shading-value="0" style:font-size-asian="12pt" style:font-size-complex="12pt"/>
    </style:style>
    <style:style style:name="T89" style:family="text">
      <style:text-properties fo:color="#000000" style:font-name="Liberation Serif" fo:font-size="12pt" fo:language="en" fo:country="GB" officeooo:rsid="05cd927a" fo:background-color="#fffffe" loext:char-shading-value="0" style:font-size-asian="12pt" style:font-size-complex="12pt"/>
    </style:style>
    <style:style style:name="T90" style:family="text">
      <style:text-properties fo:color="#000000" style:font-name="Liberation Serif" fo:font-size="12pt" fo:language="en" fo:country="GB" officeooo:rsid="05d398e1" fo:background-color="#fffffe" loext:char-shading-value="0" style:font-size-asian="12pt" style:font-size-complex="12pt"/>
    </style:style>
    <style:style style:name="T91" style:family="text">
      <style:text-properties officeooo:rsid="05d2d50b"/>
    </style:style>
    <style:style style:name="T92" style:family="text">
      <style:text-properties officeooo:rsid="05d311fe"/>
    </style:style>
    <style:style style:name="T93" style:family="text">
      <style:text-properties officeooo:rsid="060a25b3"/>
    </style:style>
    <style:style style:name="T94" style:family="text">
      <style:text-properties officeooo:rsid="0621ab59"/>
    </style:style>
    <style:style style:name="T95" style:family="text">
      <style:text-properties officeooo:rsid="0623914e"/>
    </style:style>
    <style:style style:name="T96" style:family="text">
      <style:text-properties officeooo:rsid="062684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49"><text:bookmark text:name="docs-internal-guid-bd2ab14d-7fff-5f72-8951-974cbb7cfe7b"/>Michael Mosimann</text:p>
      <text:p text:style-name="P6">Université de Genève</text:p>
      <text:p text:style-name="P6">Faculté des Sciences</text:p>
      <text:p text:style-name="P7">Département d’informatique</text:p>
      <text:p text:style-name="P9"/>
      <text:p text:style-name="P10"/>
      <text:p text:style-name="P18">The code related part:</text:p>
      <text:p text:style-name="P15"/>
      <text:p text:style-name="P21"><text:span text:style-name="T49">So far, i have posted only the baseline as submissions to test the submission process and to see what score i need to improve on. </text:span><text:span text:style-name="T50">I have been working on the code and looking around the web to have some ideas, and test some codes to see how it might improve the AI.</text:span></text:p>
      <text:p text:style-name="P20"><text:span text:style-name="T50">I </text:span><text:span text:style-name="T51">had some problems with installing some libraries, and had some memory problems as the program took a lot of memory.</text:span></text:p>
      <text:p text:style-name="P28"><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46"><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6"/>
      <text:p text:style-name="P33"><text:span text:style-name="T21">I have tried to w</text:span><text:span text:style-name="T35">ork on</text:span><text:span text:style-name="T21"> smoke elimination, but also tried to do the speed detection</text:span><text:span text:style-name="T24">, </text:span><text:span text:style-name="T21">as I have been h</text:span><text:span text:style-name="T34">aving troubles with the</text:span><text:span text:style-name="T36"> </text:span><text:span text:style-name="T21">smoke elimination </text:span><text:span text:style-name="T34">challenge</text:span><text:span text:style-name="T21">, </text:span><text:span text:style-name="T34">and I wanted to at least manage to improve a challenge. In the end, both challenges were improved compared to the baseline submission.</text:span></text:p>
      <text:p text:style-name="P17"/>
      <text:p text:style-name="P29"><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29"><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31"><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2"><text:span text:style-name="T20">I </text:span><text:span text:style-name="T32">took the code from that site :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7">oes</text:span><text:span text:style-name="T31"> work, u</text:span><text:span text:style-name="T37">nfortunately</text:span><text:span text:style-name="T31"> the </text:span><text:soft-page-break/><text:span text:style-name="T31">training part takes a very long time, thankfully t</text:span><text:span text:style-name="T38">he program</text:span><text:span text:style-name="T31"> saves a model after 10 epochs, w</text:span><text:span text:style-name="T39">hich gave me the possibility to test the various models, and find one that would posses a better score.</text:span></text:p>
      <text:p text:style-name="P34"><text:span text:style-name="T31">Also I took a small part of the training data as it takes a lot of ram memory, and t</text:span><text:span text:style-name="T40">he increase of training data makes the training and epoch loop last a very long time.</text:span></text:p>
      <text:p text:style-name="P34"><text:span text:style-name="T40"><text:s/>In fact, at the moment of writing this, the training loop has been </text:span><text:span text:style-name="T41">going on for about 48 hours, and it is not yet finished. </text:span><text:span text:style-name="T42">Thankfully a combination of using my computer for training, and of using Colab online for predicting the test set, allows me to try the models made after each 10 epochs of training.</text:span></text:p>
      <text:p text:style-name="P48"><text:span text:style-name="T33"><text:s/></text:span><text:span text:style-name="T43">After testing a few models</text:span><text:span text:style-name="T34">, the model made after 40 epochs </text:span><text:span text:style-name="T43">finally begins to</text:span><text:span text:style-name="T34"> improve </text:span><text:span text:style-name="T43">the score</text:span><text:span text:style-name="T34"> a little bit.</text:span></text:p>
      <text:p text:style-name="P35"><text:span text:style-name="T34">Th</text:span><text:span text:style-name="T43">is</text:span><text:span text:style-name="T34"> result shows that the model did seem to require more training </text:span><text:span text:style-name="T43">time/loop</text:span><text:span text:style-name="T34"> to better perform </text:span><text:span text:style-name="T43">the task of</text:span><text:span text:style-name="T34"> removing the smoke in the picture, and </text:span><text:span text:style-name="T43">then</text:span><text:span text:style-name="T34"> g</text:span><text:span text:style-name="T43">enerating a similar image without the smoke. </text:span><text:span text:style-name="T34">A</text:span><text:span text:style-name="T40">fter testing a </text:span><text:span text:style-name="T44">few</text:span><text:span text:style-name="T40"> more models, it seems the score is now improving very slowly.</text:span></text:p>
      <text:p text:style-name="P50"><text:s/>A possible way for score improvement is to load more training data and add it into the model, which would make the loading of data heavier for the ram memory, and would make the training part even longer.</text:p>
      <text:p text:style-name="P11"/>
      <text:p text:style-name="P25"><text:span text:style-name="T15">For the speed detection challenge. I t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2"/>
      <text:p text:style-name="P14">I have tried to use difference models to see if it impacts the performance of the training and might help improve the score.</text:p>
      <text:p text:style-name="P26"><text:span text:style-name="T13">The </text:span><text:span text:style-name="T60">squeezenet1_1</text:span><text:span text:style-name="T14"> </text:span><text:span text:style-name="T13">gives very bad results for the speed recognition, whereas the </text:span><text:span text:style-name="T74">resnet1</text:span><text:span text:style-name="T75">8 </text:span><text:span text:style-name="T76">improves the score a lot. </text:span></text:p>
      <text:p text:style-name="P26"><text:span text:style-name="T77">It shows how s</text:span><text:span text:style-name="T78">ome</text:span><text:span text:style-name="T77"> model</text:span><text:span text:style-name="T78">s</text:span><text:span text:style-name="T77"> can s</text:span><text:span text:style-name="T79">olve more efficiently</text:span><text:span text:style-name="T78"> some problems c</text:span><text:span text:style-name="T79">ompared to</text:span><text:span text:style-name="T78"> others </text:span><text:span text:style-name="T79">models</text:span><text:span text:style-name="T78">, whereas with another problem, the same model could do poorly</text:span><text:span text:style-name="T77">.</text:span></text:p>
      <text:p text:style-name="P44"><text:span text:style-name="T77">T</text:span><text:span text:style-name="T74">he resnet34 improves a little bit the score, but the major downside is that it’s take a lot of time to train/compute it, </text:span><text:span text:style-name="T80">due to the complexity of the model.</text:span></text:p>
      <text:p text:style-name="P45"><text:span text:style-name="T80">S</text:span><text:span text:style-name="T74">o the choice of the models depends on the improving the score while having an acceptable training time, not to long.</text:span></text:p>
      <text:p text:style-name="P36"/>
      <text:p text:style-name="P41">I look most of the time for online information, while trying some parts of code and trying to understand how it works, in order to see if I can use it to improve the program and have a better score. </text:p>
      <text:p text:style-name="P41"/>
      <text:p text:style-name="P52">For fun, <text:span text:style-name="T96">i</text:span> <text:span text:style-name="T96">tried, </text:span>submitted <text:span text:style-name="T96">and modified </text:span>the baseline for each challenges.</text:p>
      <text:p text:style-name="P52"><text:soft-page-break/><text:s/>For F1 team classification and F1 car rotation, i also changed the model like in F1 speed recognition, using the resenet18 <text:span text:style-name="T94">model</text:span>.</text:p>
      <text:p text:style-name="P52"><text:s/><text:span text:style-name="T95">For F1 car detection, I increased the iterations and decrease the base learning rate. The best submission was an iteration of 5000 and base learning rate of 0.00005.</text:span></text:p>
      <text:p text:style-name="P42"/>
      <text:p text:style-name="P43"><text:span text:style-name="T89">O</text:span><text:span text:style-name="T88">bservations on the participants of the A</text:span><text:span text:style-name="T90">I</text:span><text:span text:style-name="T88">crowd.</text:span></text:p>
      <text:p text:style-name="P41"/>
      <text:p text:style-name="P22"><text:span text:style-name="T47">A</text:span><text:span text:style-name="T48">t</text:span><text:span text:style-name="T47"> the </text:span><text:span text:style-name="T48">beginnings</text:span><text:span text:style-name="T47">, </text:span><text:span text:style-name="T48">there was</text:span><text:span text:style-name="T47"> not much discussion </text:span><text:span text:style-name="T48">between participants</text:span><text:span text:style-name="T47"> in the discussion tab</text:span><text:span text:style-name="T48">s of the AI Blitz challenges</text:span><text:span text:style-name="T47">. </text:span><text:span text:style-name="T48">It was mostly bug reports, like </text:span><text:span text:style-name="T47">about submission limits.</text:span></text:p>
      <text:p text:style-name="P13"/>
      <text:p text:style-name="P23"><text:span text:style-name="T52">So far, it seems that the participants aren’t discussing with each others, only one has giving some h</text:span><text:span text:style-name="T53">elp</text:span><text:span text:style-name="T52"> to possibly improve the score, </text:span><text:span text:style-name="T54">at this point of writing(14.05.2021)</text:span><text:span text:style-name="T52">. </text:span><text:span text:style-name="T53">The hint is to sort by index, as the resulting file isn’t sorted, and it has improved the score of the file. </text:span><text:span text:style-name="T55">The user is called V</text:span><text:span text:style-name="T56">ictorkras2008, </text:span><text:span text:style-name="T57">and here is the page: </text:span><text:a xlink:type="simple" xlink:href="https://discourse.aicrowd.com/t/you-can-improve-your-results-if/5627" text:style-name="Internet_20_link" text:visited-style-name="Visited_20_Internet_20_Link">https://discourse.aicrowd.com/t/you-can-improve-your-results-if/5627</text:a><text:span text:style-name="T57"> </text:span><text:span text:style-name="T56">. </text:span><text:span text:style-name="T58">For this challenge, </text:span><text:span text:style-name="T59">V</text:span><text:span text:style-name="T56">ictorkras2008 </text:span><text:span text:style-name="T58">has been the most active in the discussions.</text:span></text:p>
      <text:p text:style-name="P19"/>
      <text:p text:style-name="P24"><text:span text:style-name="T80">L</text:span><text:span text:style-name="T82">ooking at the leaderboard, it’s interesting to note that the p</text:span><text:span text:style-name="T87">eople</text:span><text:span text:style-name="T82"> holding the t</text:span><text:span text:style-name="T87">op</text:span><text:span text:style-name="T82"> place</text:span><text:span text:style-name="T87">s</text:span><text:span text:style-name="T82">, hold the first place on most of all the challenges in the blitz, a</text:span><text:span text:style-name="T87">nd in the case they don’t hold the first place, they remain in the top of the leaderboard</text:span><text:span text:style-name="T82">.</text:span></text:p>
      <text:p text:style-name="P24"><text:span text:style-name="T82"><text:s/></text:span><text:span text:style-name="T81">It does shows that it attracts some good AI programmers, </text:span><text:span text:style-name="T83">as t</text:span><text:span text:style-name="T45">he participants are really good at improving the score.</text:span></text:p>
      <text:p text:style-name="P24"><text:span text:style-name="T45"><text:s/></text:span><text:span text:style-name="T46">With these observations, it leads me to think that most participants are more in a competitive state than a helpful mindset, which the cause might be to win the reward. </text:span></text:p>
      <text:p text:style-name="P37"/>
      <text:p text:style-name="P38">I checked the AIcrowd discord to see if the participants used this to help each other. For this challenge, the AIBlitz room was used to complain about the baseline<text:span text:style-name="T91">(the F1 Team Classification)</text:span> giving a perfect score for the first challenge, and so far, it seems the participant doesn’t help each other for this <text:span text:style-name="T92">Blitz challenge on Discord</text:span>, although the discussions in the some of the other <text:span text:style-name="T93">chat</text:span> rooms show that the participants do chat with each others, <text:span text:style-name="T93">and help each other</text:span>.</text:p>
      <text:p text:style-name="P39"><text:span text:style-name="T71">The other challenges may be more active, and more interesting for </text:span><text:span text:style-name="T72">the others participants,</text:span><text:span text:style-name="T73"> as they may yield different rewards and challenges to work on.</text:span></text:p>
      <text:p text:style-name="P38"/>
      <text:p text:style-name="P27"><text:span text:style-name="T84">The participants of A</text:span><text:span text:style-name="T86">I</text:span><text:span text:style-name="T84">crowd can use the </text:span><text:a xlink:type="simple" xlink:href="https://discourse.aicrowd.com/" text:style-name="Internet_20_link" text:visited-style-name="Visited_20_Internet_20_Link">https://discourse.aicrowd.com/</text:a><text:span text:style-name="T84"> page or discord to chat, </text:span><text:a xlink:type="simple" xlink:href="https://discord.com/invite/5Q7Tfww3tk" text:style-name="Internet_20_link" text:visited-style-name="Visited_20_Internet_20_Link">https://discord.com/invite/5Q7Tfww3tk</text:a><text:span text:style-name="T84"> , either with the other participants or staff members. </text:span><text:span text:style-name="T85">About 1411 members on Discord.</text:span></text:p>
      <text:p text:style-name="P40"><text:soft-page-break/></text:p>
      <text:p text:style-name="P30"><text:span text:style-name="T62">At this time of writing this line, (16.05.2021), there is 123 participants and 12 teams. </text:span><text:span text:style-name="T63">On th</text:span><text:span text:style-name="T64">e</text:span><text:span text:style-name="T63"> 19</text:span><text:span text:style-name="T68">th</text:span><text:span text:style-name="T63"> of may, there is 144 participants and 13 teams. </text:span><text:span text:style-name="T64">On the 20</text:span><text:span text:style-name="T69">th</text:span><text:span text:style-name="T64"> of may, </text:span><text:span text:style-name="T65">at 10:49 am</text:span><text:span text:style-name="T64">, there is 1</text:span><text:span text:style-name="T65">50</text:span><text:span text:style-name="T64"> participants and 14 teams, </text:span><text:span text:style-name="T65">and no new discussion and notebooks in the blitz page. </text:span><text:span text:style-name="T66">On the 21</text:span><text:span text:style-name="T70">st </text:span><text:span text:style-name="T66">of may, at 10:25 am, the number of participants is 152. </text:span><text:span text:style-name="T67">On the 22</text:span><text:span text:style-name="T70">nd</text:span><text:span text:style-name="T67"> of may, there is 154 participants.</text:span></text:p>
      <text:p text:style-name="P8"/>
      <text:p text:style-name="P47"><text:span text:style-name="T65">A </text:span><text:span text:style-name="T61">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6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4</text:page-number><text:s/><text:span text:style-name="MT7">sur </text:span><text:page-count>4</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23T10:41:30.459000000</dc:date>
    <meta:editing-duration>P3DT3H37M8S</meta:editing-duration>
    <meta:editing-cycles>1185</meta:editing-cycles>
    <meta:generator>LibreOffice/6.3.4.2$Windows_X86_64 LibreOffice_project/60da17e045e08f1793c57c00ba83cdfce946d0aa</meta:generator>
    <meta:document-statistic meta:table-count="0" meta:image-count="0" meta:object-count="0" meta:page-count="4" meta:paragraph-count="44" meta:word-count="1260" meta:character-count="7336" meta:non-whitespace-character-count="6107"/>
  </office:meta>
</office:document-meta>
</file>